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398in" svg:height="4.9673in" svg:x="5.0437in" svg:y="0.0417in">
            <draw:object draw:notify-on-update-of-ranges="Sheet1.C1:Sheet1.C1 Sheet1.C2:Sheet1.C218 Sheet1.D1:Sheet1.D1 Sheet1.D2:Sheet1.D2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Percent WNH</text:p>
          </table:table-cell>
          <table:table-cell office:value-type="string" calcext:value-type="string">
            <text:p>Percent nonwhite</text:p>
          </table:table-cell>
          <table:table-cell office:value-type="string" calcext:value-type="string">
            <text:p>Percent Below Poverty</text:p>
          </table:table-cell>
        </table:table-row>
        <table:table-row table:style-name="ro1">
          <table:table-cell office:value-type="float" office:value="47157021430" calcext:value-type="float">
            <text:p>47157021430</text:p>
          </table:table-cell>
          <table:table-cell office:value-type="float" office:value="89.2" calcext:value-type="float">
            <text:p>89.2</text:p>
          </table:table-cell>
          <table:table-cell table:formula="of:=100-[.B2]" office:value-type="float" office:value="10.8" calcext:value-type="float">
            <text:p>10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7157021530" calcext:value-type="float">
            <text:p>47157021530</text:p>
          </table:table-cell>
          <table:table-cell office:value-type="float" office:value="84" calcext:value-type="float">
            <text:p>84</text:p>
          </table:table-cell>
          <table:table-cell table:formula="of:=100-[.B3]"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7157020810" calcext:value-type="float">
            <text:p>47157020810</text:p>
          </table:table-cell>
          <table:table-cell office:value-type="float" office:value="74.2" calcext:value-type="float">
            <text:p>74.2</text:p>
          </table:table-cell>
          <table:table-cell table:formula="of:=100-[.B4]"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57021612" calcext:value-type="float">
            <text:p>47157021612</text:p>
          </table:table-cell>
          <table:table-cell office:value-type="float" office:value="95.3" calcext:value-type="float">
            <text:p>95.3</text:p>
          </table:table-cell>
          <table:table-cell table:formula="of:=100-[.B5]"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57020400" calcext:value-type="float">
            <text:p>47157020400</text:p>
          </table:table-cell>
          <table:table-cell office:value-type="float" office:value="52.3" calcext:value-type="float">
            <text:p>52.3</text:p>
          </table:table-cell>
          <table:table-cell table:formula="of:=100-[.B6]" office:value-type="float" office:value="47.7" calcext:value-type="float">
            <text:p>47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7157020643" calcext:value-type="float">
            <text:p>47157020643</text:p>
          </table:table-cell>
          <table:table-cell office:value-type="float" office:value="68.3" calcext:value-type="float">
            <text:p>68.3</text:p>
          </table:table-cell>
          <table:table-cell table:formula="of:=100-[.B7]" office:value-type="float" office:value="31.7" calcext:value-type="float">
            <text:p>31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7157021352" calcext:value-type="float">
            <text:p>47157021352</text:p>
          </table:table-cell>
          <table:table-cell office:value-type="float" office:value="93.8" calcext:value-type="float">
            <text:p>93.8</text:p>
          </table:table-cell>
          <table:table-cell table:formula="of:=100-[.B8]" office:value-type="float" office:value="6.2" calcext:value-type="float">
            <text:p>6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7157021353" calcext:value-type="float">
            <text:p>47157021353</text:p>
          </table:table-cell>
          <table:table-cell office:value-type="float" office:value="87.6" calcext:value-type="float">
            <text:p>87.6</text:p>
          </table:table-cell>
          <table:table-cell table:formula="of:=100-[.B9]" office:value-type="float" office:value="12.4" calcext:value-type="float">
            <text:p>12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7157021540" calcext:value-type="float">
            <text:p>47157021540</text:p>
          </table:table-cell>
          <table:table-cell office:value-type="float" office:value="80.1" calcext:value-type="float">
            <text:p>80.1</text:p>
          </table:table-cell>
          <table:table-cell table:formula="of:=100-[.B10]" office:value-type="float" office:value="19.9" calcext:value-type="float">
            <text:p>19.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7157020633" calcext:value-type="float">
            <text:p>47157020633</text:p>
          </table:table-cell>
          <table:table-cell office:value-type="float" office:value="91.5" calcext:value-type="float">
            <text:p>91.5</text:p>
          </table:table-cell>
          <table:table-cell table:formula="of:=100-[.B11]" office:value-type="float" office:value="8.5" calcext:value-type="float">
            <text:p>8.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7157020900" calcext:value-type="float">
            <text:p>47157020900</text:p>
          </table:table-cell>
          <table:table-cell office:value-type="float" office:value="80.6" calcext:value-type="float">
            <text:p>80.6</text:p>
          </table:table-cell>
          <table:table-cell table:formula="of:=100-[.B12]" office:value-type="float" office:value="19.4" calcext:value-type="float">
            <text:p>19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7157021341" calcext:value-type="float">
            <text:p>47157021341</text:p>
          </table:table-cell>
          <table:table-cell office:value-type="float" office:value="86.6" calcext:value-type="float">
            <text:p>86.6</text:p>
          </table:table-cell>
          <table:table-cell table:formula="of:=100-[.B13]" office:value-type="float" office:value="13.4" calcext:value-type="float">
            <text:p>13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7157021142" calcext:value-type="float">
            <text:p>47157021142</text:p>
          </table:table-cell>
          <table:table-cell office:value-type="float" office:value="59.3" calcext:value-type="float">
            <text:p>59.3</text:p>
          </table:table-cell>
          <table:table-cell table:formula="of:=100-[.B14]" office:value-type="float" office:value="40.7" calcext:value-type="float">
            <text:p>40.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7157021520" calcext:value-type="float">
            <text:p>47157021520</text:p>
          </table:table-cell>
          <table:table-cell office:value-type="float" office:value="50.9" calcext:value-type="float">
            <text:p>50.9</text:p>
          </table:table-cell>
          <table:table-cell table:formula="of:=100-[.B15]" office:value-type="float" office:value="49.1" calcext:value-type="float">
            <text:p>49.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7157021141" calcext:value-type="float">
            <text:p>47157021141</text:p>
          </table:table-cell>
          <table:table-cell office:value-type="float" office:value="41.8" calcext:value-type="float">
            <text:p>41.8</text:p>
          </table:table-cell>
          <table:table-cell table:formula="of:=100-[.B16]" office:value-type="float" office:value="58.2" calcext:value-type="float">
            <text:p>58.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7157021613" calcext:value-type="float">
            <text:p>47157021613</text:p>
          </table:table-cell>
          <table:table-cell office:value-type="float" office:value="79.8" calcext:value-type="float">
            <text:p>79.8</text:p>
          </table:table-cell>
          <table:table-cell table:formula="of:=100-[.B17]" office:value-type="float" office:value="20.2" calcext:value-type="float">
            <text:p>20.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7157021139" calcext:value-type="float">
            <text:p>47157021139</text:p>
          </table:table-cell>
          <table:table-cell office:value-type="float" office:value="57.6" calcext:value-type="float">
            <text:p>57.6</text:p>
          </table:table-cell>
          <table:table-cell table:formula="of:=100-[.B18]" office:value-type="float" office:value="42.4" calcext:value-type="float">
            <text:p>42.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7157021351" calcext:value-type="float">
            <text:p>47157021351</text:p>
          </table:table-cell>
          <table:table-cell office:value-type="float" office:value="72.5" calcext:value-type="float">
            <text:p>72.5</text:p>
          </table:table-cell>
          <table:table-cell table:formula="of:=100-[.B19]" office:value-type="float" office:value="27.5" calcext:value-type="float">
            <text:p>27.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7157020632" calcext:value-type="float">
            <text:p>47157020632</text:p>
          </table:table-cell>
          <table:table-cell office:value-type="float" office:value="72.5" calcext:value-type="float">
            <text:p>72.5</text:p>
          </table:table-cell>
          <table:table-cell table:formula="of:=100-[.B20]" office:value-type="float" office:value="27.5" calcext:value-type="float">
            <text:p>27.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7157021745" calcext:value-type="float">
            <text:p>47157021745</text:p>
          </table:table-cell>
          <table:table-cell office:value-type="float" office:value="8.5" calcext:value-type="float">
            <text:p>8.5</text:p>
          </table:table-cell>
          <table:table-cell table:formula="of:=100-[.B21]" office:value-type="float" office:value="91.5" calcext:value-type="float">
            <text:p>91.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7157020635" calcext:value-type="float">
            <text:p>47157020635</text:p>
          </table:table-cell>
          <table:table-cell office:value-type="float" office:value="89" calcext:value-type="float">
            <text:p>89</text:p>
          </table:table-cell>
          <table:table-cell table:formula="of:=100-[.B22]" office:value-type="float" office:value="11" calcext:value-type="float">
            <text:p>1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7157008500" calcext:value-type="float">
            <text:p>47157008500</text:p>
          </table:table-cell>
          <table:table-cell office:value-type="float" office:value="91.3" calcext:value-type="float">
            <text:p>91.3</text:p>
          </table:table-cell>
          <table:table-cell table:formula="of:=100-[.B23]" office:value-type="float" office:value="8.7" calcext:value-type="float">
            <text:p>8.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7157021311" calcext:value-type="float">
            <text:p>47157021311</text:p>
          </table:table-cell>
          <table:table-cell office:value-type="float" office:value="85.2" calcext:value-type="float">
            <text:p>85.2</text:p>
          </table:table-cell>
          <table:table-cell table:formula="of:=100-[.B24]" office:value-type="float" office:value="14.8" calcext:value-type="float">
            <text:p>14.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7157021410" calcext:value-type="float">
            <text:p>47157021410</text:p>
          </table:table-cell>
          <table:table-cell office:value-type="float" office:value="93.3" calcext:value-type="float">
            <text:p>93.3</text:p>
          </table:table-cell>
          <table:table-cell table:formula="of:=100-[.B25]" office:value-type="float" office:value="6.7" calcext:value-type="float">
            <text:p>6.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47157020820" calcext:value-type="float">
            <text:p>47157020820</text:p>
          </table:table-cell>
          <table:table-cell office:value-type="float" office:value="74.7" calcext:value-type="float">
            <text:p>74.7</text:p>
          </table:table-cell>
          <table:table-cell table:formula="of:=100-[.B26]" office:value-type="float" office:value="25.3" calcext:value-type="float">
            <text:p>25.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7157020831" calcext:value-type="float">
            <text:p>47157020831</text:p>
          </table:table-cell>
          <table:table-cell office:value-type="float" office:value="70.5" calcext:value-type="float">
            <text:p>70.5</text:p>
          </table:table-cell>
          <table:table-cell table:formula="of:=100-[.B27]" office:value-type="float" office:value="29.5" calcext:value-type="float">
            <text:p>29.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47157001700" calcext:value-type="float">
            <text:p>47157001700</text:p>
          </table:table-cell>
          <table:table-cell office:value-type="float" office:value="49" calcext:value-type="float">
            <text:p>49</text:p>
          </table:table-cell>
          <table:table-cell table:formula="of:=100-[.B28]" office:value-type="float" office:value="51" calcext:value-type="float">
            <text:p>5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7157020642" calcext:value-type="float">
            <text:p>47157020642</text:p>
          </table:table-cell>
          <table:table-cell office:value-type="float" office:value="57.6" calcext:value-type="float">
            <text:p>57.6</text:p>
          </table:table-cell>
          <table:table-cell table:formula="of:=100-[.B29]" office:value-type="float" office:value="42.4" calcext:value-type="float">
            <text:p>42.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7157020700" calcext:value-type="float">
            <text:p>47157020700</text:p>
          </table:table-cell>
          <table:table-cell office:value-type="float" office:value="83.7" calcext:value-type="float">
            <text:p>83.7</text:p>
          </table:table-cell>
          <table:table-cell table:formula="of:=100-[.B30]" office:value-type="float" office:value="16.3" calcext:value-type="float">
            <text:p>16.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47157021010" calcext:value-type="float">
            <text:p>47157021010</text:p>
          </table:table-cell>
          <table:table-cell office:value-type="float" office:value="34.2" calcext:value-type="float">
            <text:p>34.2</text:p>
          </table:table-cell>
          <table:table-cell table:formula="of:=100-[.B31]" office:value-type="float" office:value="65.8" calcext:value-type="float">
            <text:p>65.8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47157020102" calcext:value-type="float">
            <text:p>47157020102</text:p>
          </table:table-cell>
          <table:table-cell office:value-type="float" office:value="84.6" calcext:value-type="float">
            <text:p>84.6</text:p>
          </table:table-cell>
          <table:table-cell table:formula="of:=100-[.B32]" office:value-type="float" office:value="15.4" calcext:value-type="float">
            <text:p>15.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7157021136" calcext:value-type="float">
            <text:p>47157021136</text:p>
          </table:table-cell>
          <table:table-cell office:value-type="float" office:value="47.7" calcext:value-type="float">
            <text:p>47.7</text:p>
          </table:table-cell>
          <table:table-cell table:formula="of:=100-[.B33]" office:value-type="float" office:value="52.3" calcext:value-type="float">
            <text:p>52.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7157021342" calcext:value-type="float">
            <text:p>47157021342</text:p>
          </table:table-cell>
          <table:table-cell office:value-type="float" office:value="49.3" calcext:value-type="float">
            <text:p>49.3</text:p>
          </table:table-cell>
          <table:table-cell table:formula="of:=100-[.B34]" office:value-type="float" office:value="50.7" calcext:value-type="float">
            <text:p>50.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7157021140" calcext:value-type="float">
            <text:p>47157021140</text:p>
          </table:table-cell>
          <table:table-cell office:value-type="float" office:value="60.9" calcext:value-type="float">
            <text:p>60.9</text:p>
          </table:table-cell>
          <table:table-cell table:formula="of:=100-[.B35]" office:value-type="float" office:value="39.1" calcext:value-type="float">
            <text:p>39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47157009600" calcext:value-type="float">
            <text:p>47157009600</text:p>
          </table:table-cell>
          <table:table-cell office:value-type="float" office:value="85.4" calcext:value-type="float">
            <text:p>85.4</text:p>
          </table:table-cell>
          <table:table-cell table:formula="of:=100-[.B36]" office:value-type="float" office:value="14.6" calcext:value-type="float">
            <text:p>14.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7157021020" calcext:value-type="float">
            <text:p>47157021020</text:p>
          </table:table-cell>
          <table:table-cell office:value-type="float" office:value="61.5" calcext:value-type="float">
            <text:p>61.5</text:p>
          </table:table-cell>
          <table:table-cell table:formula="of:=100-[.B37]" office:value-type="float" office:value="38.5" calcext:value-type="float">
            <text:p>38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7157021510" calcext:value-type="float">
            <text:p>47157021510</text:p>
          </table:table-cell>
          <table:table-cell office:value-type="float" office:value="22.3" calcext:value-type="float">
            <text:p>22.3</text:p>
          </table:table-cell>
          <table:table-cell table:formula="of:=100-[.B38]" office:value-type="float" office:value="77.7" calcext:value-type="float">
            <text:p>77.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7157009500" calcext:value-type="float">
            <text:p>47157009500</text:p>
          </table:table-cell>
          <table:table-cell office:value-type="float" office:value="86.3" calcext:value-type="float">
            <text:p>86.3</text:p>
          </table:table-cell>
          <table:table-cell table:formula="of:=100-[.B39]" office:value-type="float" office:value="13.7" calcext:value-type="float">
            <text:p>13.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7157021121" calcext:value-type="float">
            <text:p>47157021121</text:p>
          </table:table-cell>
          <table:table-cell office:value-type="float" office:value="38.3" calcext:value-type="float">
            <text:p>38.3</text:p>
          </table:table-cell>
          <table:table-cell table:formula="of:=100-[.B40]" office:value-type="float" office:value="61.7" calcext:value-type="float">
            <text:p>61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157021611" calcext:value-type="float">
            <text:p>47157021611</text:p>
          </table:table-cell>
          <table:table-cell office:value-type="float" office:value="84.6" calcext:value-type="float">
            <text:p>84.6</text:p>
          </table:table-cell>
          <table:table-cell table:formula="of:=100-[.B41]" office:value-type="float" office:value="15.4" calcext:value-type="float">
            <text:p>15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157004300" calcext:value-type="float">
            <text:p>47157004300</text:p>
          </table:table-cell>
          <table:table-cell office:value-type="float" office:value="57.8" calcext:value-type="float">
            <text:p>57.8</text:p>
          </table:table-cell>
          <table:table-cell table:formula="of:=100-[.B42]" office:value-type="float" office:value="42.2" calcext:value-type="float">
            <text:p>42.2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47157021312" calcext:value-type="float">
            <text:p>47157021312</text:p>
          </table:table-cell>
          <table:table-cell office:value-type="float" office:value="87.5" calcext:value-type="float">
            <text:p>87.5</text:p>
          </table:table-cell>
          <table:table-cell table:formula="of:=100-[.B43]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47157021137" calcext:value-type="float">
            <text:p>47157021137</text:p>
          </table:table-cell>
          <table:table-cell office:value-type="float" office:value="53.2" calcext:value-type="float">
            <text:p>53.2</text:p>
          </table:table-cell>
          <table:table-cell table:formula="of:=100-[.B44]" office:value-type="float" office:value="46.8" calcext:value-type="float">
            <text:p>46.8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7157020622" calcext:value-type="float">
            <text:p>47157020622</text:p>
          </table:table-cell>
          <table:table-cell office:value-type="float" office:value="79.3" calcext:value-type="float">
            <text:p>79.3</text:p>
          </table:table-cell>
          <table:table-cell table:formula="of:=100-[.B45]" office:value-type="float" office:value="20.7" calcext:value-type="float">
            <text:p>20.7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7157020832" calcext:value-type="float">
            <text:p>47157020832</text:p>
          </table:table-cell>
          <table:table-cell office:value-type="float" office:value="69.2" calcext:value-type="float">
            <text:p>69.2</text:p>
          </table:table-cell>
          <table:table-cell table:formula="of:=100-[.B46]" office:value-type="float" office:value="30.8" calcext:value-type="float">
            <text:p>30.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7157020644" calcext:value-type="float">
            <text:p>47157020644</text:p>
          </table:table-cell>
          <table:table-cell office:value-type="float" office:value="40.1" calcext:value-type="float">
            <text:p>40.1</text:p>
          </table:table-cell>
          <table:table-cell table:formula="of:=100-[.B47]" office:value-type="float" office:value="59.9" calcext:value-type="float">
            <text:p>59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7157021420" calcext:value-type="float">
            <text:p>47157021420</text:p>
          </table:table-cell>
          <table:table-cell office:value-type="float" office:value="88.3" calcext:value-type="float">
            <text:p>88.3</text:p>
          </table:table-cell>
          <table:table-cell table:formula="of:=100-[.B48]" office:value-type="float" office:value="11.7" calcext:value-type="float">
            <text:p>11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7157021744" calcext:value-type="float">
            <text:p>47157021744</text:p>
          </table:table-cell>
          <table:table-cell office:value-type="float" office:value="10.9" calcext:value-type="float">
            <text:p>10.9</text:p>
          </table:table-cell>
          <table:table-cell table:formula="of:=100-[.B49]" office:value-type="float" office:value="89.1" calcext:value-type="float">
            <text:p>89.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47157009300" calcext:value-type="float">
            <text:p>47157009300</text:p>
          </table:table-cell>
          <table:table-cell office:value-type="float" office:value="75.7" calcext:value-type="float">
            <text:p>75.7</text:p>
          </table:table-cell>
          <table:table-cell table:formula="of:=100-[.B50]" office:value-type="float" office:value="24.3" calcext:value-type="float">
            <text:p>24.3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47157021126" calcext:value-type="float">
            <text:p>47157021126</text:p>
          </table:table-cell>
          <table:table-cell office:value-type="float" office:value="40.6" calcext:value-type="float">
            <text:p>40.6</text:p>
          </table:table-cell>
          <table:table-cell table:formula="of:=100-[.B51]" office:value-type="float" office:value="59.4" calcext:value-type="float">
            <text:p>59.4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7157021138" calcext:value-type="float">
            <text:p>47157021138</text:p>
          </table:table-cell>
          <table:table-cell office:value-type="float" office:value="40.1" calcext:value-type="float">
            <text:p>40.1</text:p>
          </table:table-cell>
          <table:table-cell table:formula="of:=100-[.B52]" office:value-type="float" office:value="59.9" calcext:value-type="float">
            <text:p>59.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7157021333" calcext:value-type="float">
            <text:p>47157021333</text:p>
          </table:table-cell>
          <table:table-cell office:value-type="float" office:value="37.2" calcext:value-type="float">
            <text:p>37.2</text:p>
          </table:table-cell>
          <table:table-cell table:formula="of:=100-[.B53]" office:value-type="float" office:value="62.8" calcext:value-type="float">
            <text:p>62.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7157007100" calcext:value-type="float">
            <text:p>47157007100</text:p>
          </table:table-cell>
          <table:table-cell office:value-type="float" office:value="73.7" calcext:value-type="float">
            <text:p>73.7</text:p>
          </table:table-cell>
          <table:table-cell table:formula="of:=100-[.B54]" office:value-type="float" office:value="26.3" calcext:value-type="float">
            <text:p>26.3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47157021124" calcext:value-type="float">
            <text:p>47157021124</text:p>
          </table:table-cell>
          <table:table-cell office:value-type="float" office:value="34.1" calcext:value-type="float">
            <text:p>34.1</text:p>
          </table:table-cell>
          <table:table-cell table:formula="of:=100-[.B55]" office:value-type="float" office:value="65.9" calcext:value-type="float">
            <text:p>65.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47157021113" calcext:value-type="float">
            <text:p>47157021113</text:p>
          </table:table-cell>
          <table:table-cell office:value-type="float" office:value="39.6" calcext:value-type="float">
            <text:p>39.6</text:p>
          </table:table-cell>
          <table:table-cell table:formula="of:=100-[.B56]" office:value-type="float" office:value="60.4" calcext:value-type="float">
            <text:p>60.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47157003300" calcext:value-type="float">
            <text:p>47157003300</text:p>
          </table:table-cell>
          <table:table-cell office:value-type="float" office:value="91" calcext:value-type="float">
            <text:p>91</text:p>
          </table:table-cell>
          <table:table-cell table:formula="of:=100-[.B57]" office:value-type="float" office:value="9" calcext:value-type="float">
            <text:p>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47157021746" calcext:value-type="float">
            <text:p>47157021746</text:p>
          </table:table-cell>
          <table:table-cell office:value-type="float" office:value="7" calcext:value-type="float">
            <text:p>7</text:p>
          </table:table-cell>
          <table:table-cell table:formula="of:=100-[.B58]" office:value-type="float" office:value="93" calcext:value-type="float">
            <text:p>93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47157021320" calcext:value-type="float">
            <text:p>47157021320</text:p>
          </table:table-cell>
          <table:table-cell office:value-type="float" office:value="72.3" calcext:value-type="float">
            <text:p>72.3</text:p>
          </table:table-cell>
          <table:table-cell table:formula="of:=100-[.B59]" office:value-type="float" office:value="27.7" calcext:value-type="float">
            <text:p>2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157020210" calcext:value-type="float">
            <text:p>47157020210</text:p>
          </table:table-cell>
          <table:table-cell office:value-type="float" office:value="66.7" calcext:value-type="float">
            <text:p>66.7</text:p>
          </table:table-cell>
          <table:table-cell table:formula="of:=100-[.B60]" office:value-type="float" office:value="33.3" calcext:value-type="float">
            <text:p>33.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7157020634" calcext:value-type="float">
            <text:p>47157020634</text:p>
          </table:table-cell>
          <table:table-cell office:value-type="float" office:value="87.8" calcext:value-type="float">
            <text:p>87.8</text:p>
          </table:table-cell>
          <table:table-cell table:formula="of:=100-[.B61]" office:value-type="float" office:value="12.2" calcext:value-type="float">
            <text:p>12.2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47157021753" calcext:value-type="float">
            <text:p>47157021753</text:p>
          </table:table-cell>
          <table:table-cell office:value-type="float" office:value="5.9" calcext:value-type="float">
            <text:p>5.9</text:p>
          </table:table-cell>
          <table:table-cell table:formula="of:=100-[.B62]" office:value-type="float" office:value="94.1" calcext:value-type="float">
            <text:p>94.1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7157004200" calcext:value-type="float">
            <text:p>47157004200</text:p>
          </table:table-cell>
          <table:table-cell office:value-type="float" office:value="65.7" calcext:value-type="float">
            <text:p>65.7</text:p>
          </table:table-cell>
          <table:table-cell table:formula="of:=100-[.B63]" office:value-type="float" office:value="34.3" calcext:value-type="float">
            <text:p>34.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47157021752" calcext:value-type="float">
            <text:p>47157021752</text:p>
          </table:table-cell>
          <table:table-cell office:value-type="float" office:value="3.7" calcext:value-type="float">
            <text:p>3.7</text:p>
          </table:table-cell>
          <table:table-cell table:formula="of:=100-[.B64]" office:value-type="float" office:value="96.3" calcext:value-type="float">
            <text:p>96.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47157009200" calcext:value-type="float">
            <text:p>47157009200</text:p>
          </table:table-cell>
          <table:table-cell office:value-type="float" office:value="82.4" calcext:value-type="float">
            <text:p>82.4</text:p>
          </table:table-cell>
          <table:table-cell table:formula="of:=100-[.B65]" office:value-type="float" office:value="17.6" calcext:value-type="float">
            <text:p>17.6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47157021331" calcext:value-type="float">
            <text:p>47157021331</text:p>
          </table:table-cell>
          <table:table-cell office:value-type="float" office:value="61.3" calcext:value-type="float">
            <text:p>61.3</text:p>
          </table:table-cell>
          <table:table-cell table:formula="of:=100-[.B66]" office:value-type="float" office:value="38.7" calcext:value-type="float">
            <text:p>38.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57020652" calcext:value-type="float">
            <text:p>47157020652</text:p>
          </table:table-cell>
          <table:table-cell office:value-type="float" office:value="76.9" calcext:value-type="float">
            <text:p>76.9</text:p>
          </table:table-cell>
          <table:table-cell table:formula="of:=100-[.B67]" office:value-type="float" office:value="23.1" calcext:value-type="float">
            <text:p>23.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7157002900" calcext:value-type="float">
            <text:p>47157002900</text:p>
          </table:table-cell>
          <table:table-cell office:value-type="float" office:value="93.5" calcext:value-type="float">
            <text:p>93.5</text:p>
          </table:table-cell>
          <table:table-cell table:formula="of:=100-[.B68]" office:value-type="float" office:value="6.5" calcext:value-type="float">
            <text:p>6.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7157008600" calcext:value-type="float">
            <text:p>47157008600</text:p>
          </table:table-cell>
          <table:table-cell office:value-type="float" office:value="76.2" calcext:value-type="float">
            <text:p>76.2</text:p>
          </table:table-cell>
          <table:table-cell table:formula="of:=100-[.B69]" office:value-type="float" office:value="23.8" calcext:value-type="float">
            <text:p>23.8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47157021334" calcext:value-type="float">
            <text:p>47157021334</text:p>
          </table:table-cell>
          <table:table-cell office:value-type="float" office:value="22.9" calcext:value-type="float">
            <text:p>22.9</text:p>
          </table:table-cell>
          <table:table-cell table:formula="of:=100-[.B70]" office:value-type="float" office:value="77.1" calcext:value-type="float">
            <text:p>77.1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47157002600" calcext:value-type="float">
            <text:p>47157002600</text:p>
          </table:table-cell>
          <table:table-cell office:value-type="float" office:value="80.3" calcext:value-type="float">
            <text:p>80.3</text:p>
          </table:table-cell>
          <table:table-cell table:formula="of:=100-[.B71]" office:value-type="float" office:value="19.7" calcext:value-type="float">
            <text:p>19.7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47157009400" calcext:value-type="float">
            <text:p>47157009400</text:p>
          </table:table-cell>
          <table:table-cell office:value-type="float" office:value="80.1" calcext:value-type="float">
            <text:p>80.1</text:p>
          </table:table-cell>
          <table:table-cell table:formula="of:=100-[.B72]" office:value-type="float" office:value="19.9" calcext:value-type="float">
            <text:p>19.9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47157020651" calcext:value-type="float">
            <text:p>47157020651</text:p>
          </table:table-cell>
          <table:table-cell office:value-type="float" office:value="49.4" calcext:value-type="float">
            <text:p>49.4</text:p>
          </table:table-cell>
          <table:table-cell table:formula="of:=100-[.B73]" office:value-type="float" office:value="50.6" calcext:value-type="float">
            <text:p>50.6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47157020221" calcext:value-type="float">
            <text:p>47157020221</text:p>
          </table:table-cell>
          <table:table-cell office:value-type="float" office:value="59.9" calcext:value-type="float">
            <text:p>59.9</text:p>
          </table:table-cell>
          <table:table-cell table:formula="of:=100-[.B74]" office:value-type="float" office:value="40.1" calcext:value-type="float">
            <text:p>40.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7157021751" calcext:value-type="float">
            <text:p>47157021751</text:p>
          </table:table-cell>
          <table:table-cell office:value-type="float" office:value="6.7" calcext:value-type="float">
            <text:p>6.7</text:p>
          </table:table-cell>
          <table:table-cell table:formula="of:=100-[.B75]" office:value-type="float" office:value="93.3" calcext:value-type="float">
            <text:p>93.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7157007200" calcext:value-type="float">
            <text:p>47157007200</text:p>
          </table:table-cell>
          <table:table-cell office:value-type="float" office:value="90.8" calcext:value-type="float">
            <text:p>90.8</text:p>
          </table:table-cell>
          <table:table-cell table:formula="of:=100-[.B76]" office:value-type="float" office:value="9.2" calcext:value-type="float">
            <text:p>9.2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47157022410" calcext:value-type="float">
            <text:p>47157022410</text:p>
          </table:table-cell>
          <table:table-cell office:value-type="float" office:value="7.5" calcext:value-type="float">
            <text:p>7.5</text:p>
          </table:table-cell>
          <table:table-cell table:formula="of:=100-[.B77]" office:value-type="float" office:value="92.5" calcext:value-type="float">
            <text:p>92.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7157003100" calcext:value-type="float">
            <text:p>47157003100</text:p>
          </table:table-cell>
          <table:table-cell office:value-type="float" office:value="68.5" calcext:value-type="float">
            <text:p>68.5</text:p>
          </table:table-cell>
          <table:table-cell table:formula="of:=100-[.B78]" office:value-type="float" office:value="31.5" calcext:value-type="float">
            <text:p>31.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47157020621" calcext:value-type="float">
            <text:p>47157020621</text:p>
          </table:table-cell>
          <table:table-cell office:value-type="float" office:value="29.6" calcext:value-type="float">
            <text:p>29.6</text:p>
          </table:table-cell>
          <table:table-cell table:formula="of:=100-[.B79]" office:value-type="float" office:value="70.4" calcext:value-type="float">
            <text:p>70.4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47157011020" calcext:value-type="float">
            <text:p>47157011020</text:p>
          </table:table-cell>
          <table:table-cell office:value-type="float" office:value="3.5" calcext:value-type="float">
            <text:p>3.5</text:p>
          </table:table-cell>
          <table:table-cell table:formula="of:=100-[.B80]" office:value-type="float" office:value="96.5" calcext:value-type="float">
            <text:p>96.5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47157021135" calcext:value-type="float">
            <text:p>47157021135</text:p>
          </table:table-cell>
          <table:table-cell office:value-type="float" office:value="34.6" calcext:value-type="float">
            <text:p>34.6</text:p>
          </table:table-cell>
          <table:table-cell table:formula="of:=100-[.B81]" office:value-type="float" office:value="65.4" calcext:value-type="float">
            <text:p>65.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47157006300" calcext:value-type="float">
            <text:p>47157006300</text:p>
          </table:table-cell>
          <table:table-cell office:value-type="float" office:value="65.2" calcext:value-type="float">
            <text:p>65.2</text:p>
          </table:table-cell>
          <table:table-cell table:formula="of:=100-[.B82]" office:value-type="float" office:value="34.8" calcext:value-type="float">
            <text:p>34.8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47157021112" calcext:value-type="float">
            <text:p>47157021112</text:p>
          </table:table-cell>
          <table:table-cell office:value-type="float" office:value="37.8" calcext:value-type="float">
            <text:p>37.8</text:p>
          </table:table-cell>
          <table:table-cell table:formula="of:=100-[.B83]" office:value-type="float" office:value="62.2" calcext:value-type="float">
            <text:p>62.2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47157003500" calcext:value-type="float">
            <text:p>47157003500</text:p>
          </table:table-cell>
          <table:table-cell office:value-type="float" office:value="73.1" calcext:value-type="float">
            <text:p>73.1</text:p>
          </table:table-cell>
          <table:table-cell table:formula="of:=100-[.B84]" office:value-type="float" office:value="26.9" calcext:value-type="float">
            <text:p>26.9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47157000100" calcext:value-type="float">
            <text:p>47157000100</text:p>
          </table:table-cell>
          <table:table-cell office:value-type="float" office:value="62.1" calcext:value-type="float">
            <text:p>62.1</text:p>
          </table:table-cell>
          <table:table-cell table:formula="of:=100-[.B85]" office:value-type="float" office:value="37.9" calcext:value-type="float">
            <text:p>37.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47157021725" calcext:value-type="float">
            <text:p>47157021725</text:p>
          </table:table-cell>
          <table:table-cell office:value-type="float" office:value="5.9" calcext:value-type="float">
            <text:p>5.9</text:p>
          </table:table-cell>
          <table:table-cell table:formula="of:=100-[.B86]" office:value-type="float" office:value="94.1" calcext:value-type="float">
            <text:p>94.1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47157021754" calcext:value-type="float">
            <text:p>47157021754</text:p>
          </table:table-cell>
          <table:table-cell office:value-type="float" office:value="9.2" calcext:value-type="float">
            <text:p>9.2</text:p>
          </table:table-cell>
          <table:table-cell table:formula="of:=100-[.B87]" office:value-type="float" office:value="90.8" calcext:value-type="float">
            <text:p>90.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47157020531" calcext:value-type="float">
            <text:p>47157020531</text:p>
          </table:table-cell>
          <table:table-cell office:value-type="float" office:value="8.1" calcext:value-type="float">
            <text:p>8.1</text:p>
          </table:table-cell>
          <table:table-cell table:formula="of:=100-[.B88]" office:value-type="float" office:value="91.9" calcext:value-type="float">
            <text:p>91.9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47157020222" calcext:value-type="float">
            <text:p>47157020222</text:p>
          </table:table-cell>
          <table:table-cell office:value-type="float" office:value="43.5" calcext:value-type="float">
            <text:p>43.5</text:p>
          </table:table-cell>
          <table:table-cell table:formula="of:=100-[.B89]" office:value-type="float" office:value="56.5" calcext:value-type="float">
            <text:p>56.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47157006400" calcext:value-type="float">
            <text:p>47157006400</text:p>
          </table:table-cell>
          <table:table-cell office:value-type="float" office:value="4.2" calcext:value-type="float">
            <text:p>4.2</text:p>
          </table:table-cell>
          <table:table-cell table:formula="of:=100-[.B90]" office:value-type="float" office:value="95.8" calcext:value-type="float">
            <text:p>95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47157022600" calcext:value-type="float">
            <text:p>47157022600</text:p>
          </table:table-cell>
          <table:table-cell office:value-type="float" office:value="5.3" calcext:value-type="float">
            <text:p>5.3</text:p>
          </table:table-cell>
          <table:table-cell table:formula="of:=100-[.B91]" office:value-type="float" office:value="94.7" calcext:value-type="float">
            <text:p>94.7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47157003200" calcext:value-type="float">
            <text:p>47157003200</text:p>
          </table:table-cell>
          <table:table-cell office:value-type="float" office:value="66" calcext:value-type="float">
            <text:p>66</text:p>
          </table:table-cell>
          <table:table-cell table:formula="of:=100-[.B92]" office:value-type="float" office:value="34" calcext:value-type="float">
            <text:p>34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47157021724" calcext:value-type="float">
            <text:p>47157021724</text:p>
          </table:table-cell>
          <table:table-cell office:value-type="float" office:value="2.4" calcext:value-type="float">
            <text:p>2.4</text:p>
          </table:table-cell>
          <table:table-cell table:formula="of:=100-[.B93]" office:value-type="float" office:value="97.6" calcext:value-type="float">
            <text:p>97.6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47157001600" calcext:value-type="float">
            <text:p>47157001600</text:p>
          </table:table-cell>
          <table:table-cell office:value-type="float" office:value="70" calcext:value-type="float">
            <text:p>70</text:p>
          </table:table-cell>
          <table:table-cell table:formula="of:=100-[.B94]" office:value-type="float" office:value="30" calcext:value-type="float">
            <text:p>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7157022322" calcext:value-type="float">
            <text:p>47157022322</text:p>
          </table:table-cell>
          <table:table-cell office:value-type="float" office:value="1.4" calcext:value-type="float">
            <text:p>1.4</text:p>
          </table:table-cell>
          <table:table-cell table:formula="of:=100-[.B95]" office:value-type="float" office:value="98.6" calcext:value-type="float">
            <text:p>98.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47157022024" calcext:value-type="float">
            <text:p>47157022024</text:p>
          </table:table-cell>
          <table:table-cell office:value-type="float" office:value="4.1" calcext:value-type="float">
            <text:p>4.1</text:p>
          </table:table-cell>
          <table:table-cell table:formula="of:=100-[.B96]" office:value-type="float" office:value="95.9" calcext:value-type="float">
            <text:p>95.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47157001200" calcext:value-type="float">
            <text:p>47157001200</text:p>
          </table:table-cell>
          <table:table-cell office:value-type="float" office:value="36.8" calcext:value-type="float">
            <text:p>36.8</text:p>
          </table:table-cell>
          <table:table-cell table:formula="of:=100-[.B97]" office:value-type="float" office:value="63.2" calcext:value-type="float">
            <text:p>63.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157008000" calcext:value-type="float">
            <text:p>47157008000</text:p>
          </table:table-cell>
          <table:table-cell office:value-type="float" office:value="25.9" calcext:value-type="float">
            <text:p>25.9</text:p>
          </table:table-cell>
          <table:table-cell table:formula="of:=100-[.B98]" office:value-type="float" office:value="74.1" calcext:value-type="float">
            <text:p>74.1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7157010820" calcext:value-type="float">
            <text:p>47157010820</text:p>
          </table:table-cell>
          <table:table-cell office:value-type="float" office:value="5.6" calcext:value-type="float">
            <text:p>5.6</text:p>
          </table:table-cell>
          <table:table-cell table:formula="of:=100-[.B99]" office:value-type="float" office:value="94.4" calcext:value-type="float">
            <text:p>94.4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7157020532" calcext:value-type="float">
            <text:p>47157020532</text:p>
          </table:table-cell>
          <table:table-cell office:value-type="float" office:value="17.6" calcext:value-type="float">
            <text:p>17.6</text:p>
          </table:table-cell>
          <table:table-cell table:formula="of:=100-[.B100]" office:value-type="float" office:value="82.4" calcext:value-type="float">
            <text:p>82.4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7157022700" calcext:value-type="float">
            <text:p>47157022700</text:p>
          </table:table-cell>
          <table:table-cell office:value-type="float" office:value="1.1" calcext:value-type="float">
            <text:p>1.1</text:p>
          </table:table-cell>
          <table:table-cell table:formula="of:=100-[.B101]" office:value-type="float" office:value="98.9" calcext:value-type="float">
            <text:p>98.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7157022330" calcext:value-type="float">
            <text:p>47157022330</text:p>
          </table:table-cell>
          <table:table-cell office:value-type="float" office:value="0.7" calcext:value-type="float">
            <text:p>0.7</text:p>
          </table:table-cell>
          <table:table-cell table:formula="of:=100-[.B102]" office:value-type="float" office:value="99.3" calcext:value-type="float">
            <text:p>99.3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47157022121" calcext:value-type="float">
            <text:p>47157022121</text:p>
          </table:table-cell>
          <table:table-cell office:value-type="float" office:value="4.5" calcext:value-type="float">
            <text:p>4.5</text:p>
          </table:table-cell>
          <table:table-cell table:formula="of:=100-[.B103]" office:value-type="float" office:value="95.5" calcext:value-type="float">
            <text:p>95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157020610" calcext:value-type="float">
            <text:p>47157020610</text:p>
          </table:table-cell>
          <table:table-cell office:value-type="float" office:value="23.9" calcext:value-type="float">
            <text:p>23.9</text:p>
          </table:table-cell>
          <table:table-cell table:formula="of:=100-[.B104]" office:value-type="float" office:value="76.1" calcext:value-type="float">
            <text:p>76.1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47157021122" calcext:value-type="float">
            <text:p>47157021122</text:p>
          </table:table-cell>
          <table:table-cell office:value-type="float" office:value="33" calcext:value-type="float">
            <text:p>33</text:p>
          </table:table-cell>
          <table:table-cell table:formula="of:=100-[.B105]" office:value-type="float" office:value="67" calcext:value-type="float">
            <text:p>67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47157022321" calcext:value-type="float">
            <text:p>47157022321</text:p>
          </table:table-cell>
          <table:table-cell office:value-type="float" office:value="0.6" calcext:value-type="float">
            <text:p>0.6</text:p>
          </table:table-cell>
          <table:table-cell table:formula="of:=100-[.B106]" office:value-type="float" office:value="99.4" calcext:value-type="float">
            <text:p>99.4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47157021125" calcext:value-type="float">
            <text:p>47157021125</text:p>
          </table:table-cell>
          <table:table-cell office:value-type="float" office:value="55.3" calcext:value-type="float">
            <text:p>55.3</text:p>
          </table:table-cell>
          <table:table-cell table:formula="of:=100-[.B107]" office:value-type="float" office:value="44.7" calcext:value-type="float">
            <text:p>4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157020511" calcext:value-type="float">
            <text:p>47157020511</text:p>
          </table:table-cell>
          <table:table-cell office:value-type="float" office:value="13.8" calcext:value-type="float">
            <text:p>13.8</text:p>
          </table:table-cell>
          <table:table-cell table:formula="of:=100-[.B108]" office:value-type="float" office:value="86.2" calcext:value-type="float">
            <text:p>86.2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47157021620" calcext:value-type="float">
            <text:p>47157021620</text:p>
          </table:table-cell>
          <table:table-cell office:value-type="float" office:value="45.4" calcext:value-type="float">
            <text:p>45.4</text:p>
          </table:table-cell>
          <table:table-cell table:formula="of:=100-[.B109]" office:value-type="float" office:value="54.6" calcext:value-type="float">
            <text:p>54.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57008700" calcext:value-type="float">
            <text:p>47157008700</text:p>
          </table:table-cell>
          <table:table-cell office:value-type="float" office:value="53.4" calcext:value-type="float">
            <text:p>53.4</text:p>
          </table:table-cell>
          <table:table-cell table:formula="of:=100-[.B110]" office:value-type="float" office:value="46.6" calcext:value-type="float">
            <text:p>46.6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47157003400" calcext:value-type="float">
            <text:p>47157003400</text:p>
          </table:table-cell>
          <table:table-cell office:value-type="float" office:value="64" calcext:value-type="float">
            <text:p>64</text:p>
          </table:table-cell>
          <table:table-cell table:formula="of:=100-[.B111]" office:value-type="float" office:value="36" calcext:value-type="float">
            <text:p>3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47157021747" calcext:value-type="float">
            <text:p>47157021747</text:p>
          </table:table-cell>
          <table:table-cell office:value-type="float" office:value="4.3" calcext:value-type="float">
            <text:p>4.3</text:p>
          </table:table-cell>
          <table:table-cell table:formula="of:=100-[.B112]" office:value-type="float" office:value="95.7" calcext:value-type="float">
            <text:p>95.7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47157020541" calcext:value-type="float">
            <text:p>47157020541</text:p>
          </table:table-cell>
          <table:table-cell office:value-type="float" office:value="14" calcext:value-type="float">
            <text:p>14</text:p>
          </table:table-cell>
          <table:table-cell table:formula="of:=100-[.B113]" office:value-type="float" office:value="86" calcext:value-type="float">
            <text:p>86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47157010710" calcext:value-type="float">
            <text:p>47157010710</text:p>
          </table:table-cell>
          <table:table-cell office:value-type="float" office:value="9.9" calcext:value-type="float">
            <text:p>9.9</text:p>
          </table:table-cell>
          <table:table-cell table:formula="of:=100-[.B114]" office:value-type="float" office:value="90.1" calcext:value-type="float">
            <text:p>90.1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47157003000" calcext:value-type="float">
            <text:p>47157003000</text:p>
          </table:table-cell>
          <table:table-cell office:value-type="float" office:value="55.6" calcext:value-type="float">
            <text:p>55.6</text:p>
          </table:table-cell>
          <table:table-cell table:formula="of:=100-[.B115]" office:value-type="float" office:value="44.4" calcext:value-type="float">
            <text:p>44.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47157022122" calcext:value-type="float">
            <text:p>47157022122</text:p>
          </table:table-cell>
          <table:table-cell office:value-type="float" office:value="2.8" calcext:value-type="float">
            <text:p>2.8</text:p>
          </table:table-cell>
          <table:table-cell table:formula="of:=100-[.B116]" office:value-type="float" office:value="97.2" calcext:value-type="float">
            <text:p>97.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47157009800" calcext:value-type="float">
            <text:p>47157009800</text:p>
          </table:table-cell>
          <table:table-cell office:value-type="float" office:value="55.5" calcext:value-type="float">
            <text:p>55.5</text:p>
          </table:table-cell>
          <table:table-cell table:formula="of:=100-[.B117]" office:value-type="float" office:value="44.5" calcext:value-type="float">
            <text:p>44.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47157007000" calcext:value-type="float">
            <text:p>47157007000</text:p>
          </table:table-cell>
          <table:table-cell office:value-type="float" office:value="25.7" calcext:value-type="float">
            <text:p>25.7</text:p>
          </table:table-cell>
          <table:table-cell table:formula="of:=100-[.B118]" office:value-type="float" office:value="74.3" calcext:value-type="float">
            <text:p>74.3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47157001500" calcext:value-type="float">
            <text:p>47157001500</text:p>
          </table:table-cell>
          <table:table-cell office:value-type="float" office:value="13.3" calcext:value-type="float">
            <text:p>13.3</text:p>
          </table:table-cell>
          <table:table-cell table:formula="of:=100-[.B119]" office:value-type="float" office:value="86.7" calcext:value-type="float">
            <text:p>86.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47157021726" calcext:value-type="float">
            <text:p>47157021726</text:p>
          </table:table-cell>
          <table:table-cell office:value-type="float" office:value="23.7" calcext:value-type="float">
            <text:p>23.7</text:p>
          </table:table-cell>
          <table:table-cell table:formula="of:=100-[.B120]" office:value-type="float" office:value="76.3" calcext:value-type="float">
            <text:p>76.3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47157022130" calcext:value-type="float">
            <text:p>47157022130</text:p>
          </table:table-cell>
          <table:table-cell office:value-type="float" office:value="1.3" calcext:value-type="float">
            <text:p>1.3</text:p>
          </table:table-cell>
          <table:table-cell table:formula="of:=100-[.B121]" office:value-type="float" office:value="98.7" calcext:value-type="float">
            <text:p>98.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7157022111" calcext:value-type="float">
            <text:p>47157022111</text:p>
          </table:table-cell>
          <table:table-cell office:value-type="float" office:value="2.6" calcext:value-type="float">
            <text:p>2.6</text:p>
          </table:table-cell>
          <table:table-cell table:formula="of:=100-[.B122]" office:value-type="float" office:value="97.4" calcext:value-type="float">
            <text:p>97.4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47157022023" calcext:value-type="float">
            <text:p>47157022023</text:p>
          </table:table-cell>
          <table:table-cell office:value-type="float" office:value="3.4" calcext:value-type="float">
            <text:p>3.4</text:p>
          </table:table-cell>
          <table:table-cell table:formula="of:=100-[.B123]" office:value-type="float" office:value="96.6" calcext:value-type="float">
            <text:p>96.6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47157020300" calcext:value-type="float">
            <text:p>47157020300</text:p>
          </table:table-cell>
          <table:table-cell office:value-type="float" office:value="63.6" calcext:value-type="float">
            <text:p>63.6</text:p>
          </table:table-cell>
          <table:table-cell table:formula="of:=100-[.B124]" office:value-type="float" office:value="36.4" calcext:value-type="float">
            <text:p>36.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47157020524" calcext:value-type="float">
            <text:p>47157020524</text:p>
          </table:table-cell>
          <table:table-cell office:value-type="float" office:value="9.2" calcext:value-type="float">
            <text:p>9.2</text:p>
          </table:table-cell>
          <table:table-cell table:formula="of:=100-[.B125]" office:value-type="float" office:value="90.8" calcext:value-type="float">
            <text:p>90.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47157021900" calcext:value-type="float">
            <text:p>47157021900</text:p>
          </table:table-cell>
          <table:table-cell office:value-type="float" office:value="0.7" calcext:value-type="float">
            <text:p>0.7</text:p>
          </table:table-cell>
          <table:table-cell table:formula="of:=100-[.B126]" office:value-type="float" office:value="99.3" calcext:value-type="float">
            <text:p>99.3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47157003600" calcext:value-type="float">
            <text:p>47157003600</text:p>
          </table:table-cell>
          <table:table-cell office:value-type="float" office:value="52.9" calcext:value-type="float">
            <text:p>52.9</text:p>
          </table:table-cell>
          <table:table-cell table:formula="of:=100-[.B127]" office:value-type="float" office:value="47.1" calcext:value-type="float">
            <text:p>47.1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47157001900" calcext:value-type="float">
            <text:p>47157001900</text:p>
          </table:table-cell>
          <table:table-cell office:value-type="float" office:value="0.3" calcext:value-type="float">
            <text:p>0.3</text:p>
          </table:table-cell>
          <table:table-cell table:formula="of:=100-[.B128]" office:value-type="float" office:value="99.7" calcext:value-type="float">
            <text:p>99.7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47157004600" calcext:value-type="float">
            <text:p>47157004600</text:p>
          </table:table-cell>
          <table:table-cell office:value-type="float" office:value="12.1" calcext:value-type="float">
            <text:p>12.1</text:p>
          </table:table-cell>
          <table:table-cell table:formula="of:=100-[.B129]" office:value-type="float" office:value="87.9" calcext:value-type="float">
            <text:p>87.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47157021111" calcext:value-type="float">
            <text:p>47157021111</text:p>
          </table:table-cell>
          <table:table-cell office:value-type="float" office:value="38" calcext:value-type="float">
            <text:p>38</text:p>
          </table:table-cell>
          <table:table-cell table:formula="of:=100-[.B130]" office:value-type="float" office:value="62" calcext:value-type="float">
            <text:p>62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7157006200" calcext:value-type="float">
            <text:p>47157006200</text:p>
          </table:table-cell>
          <table:table-cell office:value-type="float" office:value="6.3" calcext:value-type="float">
            <text:p>6.3</text:p>
          </table:table-cell>
          <table:table-cell table:formula="of:=100-[.B131]" office:value-type="float" office:value="93.7" calcext:value-type="float">
            <text:p>93.7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47157007900" calcext:value-type="float">
            <text:p>47157007900</text:p>
          </table:table-cell>
          <table:table-cell office:value-type="float" office:value="4.3" calcext:value-type="float">
            <text:p>4.3</text:p>
          </table:table-cell>
          <table:table-cell table:formula="of:=100-[.B132]" office:value-type="float" office:value="95.7" calcext:value-type="float">
            <text:p>95.7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47157002500" calcext:value-type="float">
            <text:p>47157002500</text:p>
          </table:table-cell>
          <table:table-cell office:value-type="float" office:value="40.5" calcext:value-type="float">
            <text:p>40.5</text:p>
          </table:table-cell>
          <table:table-cell table:formula="of:=100-[.B133]" office:value-type="float" office:value="59.5" calcext:value-type="float">
            <text:p>59.5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47157002700" calcext:value-type="float">
            <text:p>47157002700</text:p>
          </table:table-cell>
          <table:table-cell office:value-type="float" office:value="39.9" calcext:value-type="float">
            <text:p>39.9</text:p>
          </table:table-cell>
          <table:table-cell table:formula="of:=100-[.B134]" office:value-type="float" office:value="60.1" calcext:value-type="float">
            <text:p>60.1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47157007500" calcext:value-type="float">
            <text:p>47157007500</text:p>
          </table:table-cell>
          <table:table-cell office:value-type="float" office:value="1.5" calcext:value-type="float">
            <text:p>1.5</text:p>
          </table:table-cell>
          <table:table-cell table:formula="of:=100-[.B135]" office:value-type="float" office:value="98.5" calcext:value-type="float">
            <text:p>98.5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47157005700" calcext:value-type="float">
            <text:p>47157005700</text:p>
          </table:table-cell>
          <table:table-cell office:value-type="float" office:value="2.4" calcext:value-type="float">
            <text:p>2.4</text:p>
          </table:table-cell>
          <table:table-cell table:formula="of:=100-[.B136]" office:value-type="float" office:value="97.6" calcext:value-type="float">
            <text:p>97.6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47157008120" calcext:value-type="float">
            <text:p>47157008120</text:p>
          </table:table-cell>
          <table:table-cell office:value-type="float" office:value="3.5" calcext:value-type="float">
            <text:p>3.5</text:p>
          </table:table-cell>
          <table:table-cell table:formula="of:=100-[.B137]" office:value-type="float" office:value="96.5" calcext:value-type="float">
            <text:p>96.5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47157006600" calcext:value-type="float">
            <text:p>47157006600</text:p>
          </table:table-cell>
          <table:table-cell office:value-type="float" office:value="59.9" calcext:value-type="float">
            <text:p>59.9</text:p>
          </table:table-cell>
          <table:table-cell table:formula="of:=100-[.B138]" office:value-type="float" office:value="40.1" calcext:value-type="float">
            <text:p>40.1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47157011800" calcext:value-type="float">
            <text:p>47157011800</text:p>
          </table:table-cell>
          <table:table-cell office:value-type="float" office:value="30.9" calcext:value-type="float">
            <text:p>30.9</text:p>
          </table:table-cell>
          <table:table-cell table:formula="of:=100-[.B139]" office:value-type="float" office:value="69.1" calcext:value-type="float">
            <text:p>69.1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47157021732" calcext:value-type="float">
            <text:p>47157021732</text:p>
          </table:table-cell>
          <table:table-cell office:value-type="float" office:value="1.8" calcext:value-type="float">
            <text:p>1.8</text:p>
          </table:table-cell>
          <table:table-cell table:formula="of:=100-[.B140]" office:value-type="float" office:value="98.2" calcext:value-type="float">
            <text:p>98.2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47157022500" calcext:value-type="float">
            <text:p>47157022500</text:p>
          </table:table-cell>
          <table:table-cell office:value-type="float" office:value="5.4" calcext:value-type="float">
            <text:p>5.4</text:p>
          </table:table-cell>
          <table:table-cell table:formula="of:=100-[.B141]" office:value-type="float" office:value="94.6" calcext:value-type="float">
            <text:p>94.6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47157006000" calcext:value-type="float">
            <text:p>47157006000</text:p>
          </table:table-cell>
          <table:table-cell office:value-type="float" office:value="3.8" calcext:value-type="float">
            <text:p>3.8</text:p>
          </table:table-cell>
          <table:table-cell table:formula="of:=100-[.B142]" office:value-type="float" office:value="96.2" calcext:value-type="float">
            <text:p>96.2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47157000300" calcext:value-type="float">
            <text:p>47157000300</text:p>
          </table:table-cell>
          <table:table-cell office:value-type="float" office:value="0.4" calcext:value-type="float">
            <text:p>0.4</text:p>
          </table:table-cell>
          <table:table-cell table:formula="of:=100-[.B143]" office:value-type="float" office:value="99.6" calcext:value-type="float">
            <text:p>99.6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47157020512" calcext:value-type="float">
            <text:p>47157020512</text:p>
          </table:table-cell>
          <table:table-cell office:value-type="float" office:value="9.8" calcext:value-type="float">
            <text:p>9.8</text:p>
          </table:table-cell>
          <table:table-cell table:formula="of:=100-[.B144]" office:value-type="float" office:value="90.2" calcext:value-type="float">
            <text:p>90.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47157005600" calcext:value-type="float">
            <text:p>47157005600</text:p>
          </table:table-cell>
          <table:table-cell office:value-type="float" office:value="0.2" calcext:value-type="float">
            <text:p>0.2</text:p>
          </table:table-cell>
          <table:table-cell table:formula="of:=100-[.B145]" office:value-type="float" office:value="99.8" calcext:value-type="float">
            <text:p>99.8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47157022210" calcext:value-type="float">
            <text:p>47157022210</text:p>
          </table:table-cell>
          <table:table-cell office:value-type="float" office:value="0.3" calcext:value-type="float">
            <text:p>0.3</text:p>
          </table:table-cell>
          <table:table-cell table:formula="of:=100-[.B146]" office:value-type="float" office:value="99.7" calcext:value-type="float">
            <text:p>99.7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47157011010" calcext:value-type="float">
            <text:p>47157011010</text:p>
          </table:table-cell>
          <table:table-cell office:value-type="float" office:value="11.8" calcext:value-type="float">
            <text:p>11.8</text:p>
          </table:table-cell>
          <table:table-cell table:formula="of:=100-[.B147]" office:value-type="float" office:value="88.2" calcext:value-type="float">
            <text:p>88.2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47157010620" calcext:value-type="float">
            <text:p>47157010620</text:p>
          </table:table-cell>
          <table:table-cell office:value-type="float" office:value="1.3" calcext:value-type="float">
            <text:p>1.3</text:p>
          </table:table-cell>
          <table:table-cell table:formula="of:=100-[.B148]" office:value-type="float" office:value="98.7" calcext:value-type="float">
            <text:p>98.7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47157010210" calcext:value-type="float">
            <text:p>47157010210</text:p>
          </table:table-cell>
          <table:table-cell office:value-type="float" office:value="4" calcext:value-type="float">
            <text:p>4</text:p>
          </table:table-cell>
          <table:table-cell table:formula="of:=100-[.B149]" office:value-type="float" office:value="96" calcext:value-type="float">
            <text:p>96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47157007400" calcext:value-type="float">
            <text:p>47157007400</text:p>
          </table:table-cell>
          <table:table-cell office:value-type="float" office:value="74.6" calcext:value-type="float">
            <text:p>74.6</text:p>
          </table:table-cell>
          <table:table-cell table:formula="of:=100-[.B150]" office:value-type="float" office:value="25.4" calcext:value-type="float">
            <text:p>25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47157022112" calcext:value-type="float">
            <text:p>47157022112</text:p>
          </table:table-cell>
          <table:table-cell office:value-type="float" office:value="0.8" calcext:value-type="float">
            <text:p>0.8</text:p>
          </table:table-cell>
          <table:table-cell table:formula="of:=100-[.B151]" office:value-type="float" office:value="99.2" calcext:value-type="float">
            <text:p>99.2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47157006800" calcext:value-type="float">
            <text:p>47157006800</text:p>
          </table:table-cell>
          <table:table-cell office:value-type="float" office:value="1.3" calcext:value-type="float">
            <text:p>1.3</text:p>
          </table:table-cell>
          <table:table-cell table:formula="of:=100-[.B152]" office:value-type="float" office:value="98.7" calcext:value-type="float">
            <text:p>98.7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47157021741" calcext:value-type="float">
            <text:p>47157021741</text:p>
          </table:table-cell>
          <table:table-cell office:value-type="float" office:value="4.8" calcext:value-type="float">
            <text:p>4.8</text:p>
          </table:table-cell>
          <table:table-cell table:formula="of:=100-[.B153]" office:value-type="float" office:value="95.2" calcext:value-type="float">
            <text:p>95.2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47157022220" calcext:value-type="float">
            <text:p>47157022220</text:p>
          </table:table-cell>
          <table:table-cell office:value-type="float" office:value="1.8" calcext:value-type="float">
            <text:p>1.8</text:p>
          </table:table-cell>
          <table:table-cell table:formula="of:=100-[.B154]" office:value-type="float" office:value="98.2" calcext:value-type="float">
            <text:p>98.2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47157007300" calcext:value-type="float">
            <text:p>47157007300</text:p>
          </table:table-cell>
          <table:table-cell office:value-type="float" office:value="51.8" calcext:value-type="float">
            <text:p>51.8</text:p>
          </table:table-cell>
          <table:table-cell table:formula="of:=100-[.B155]" office:value-type="float" office:value="48.2" calcext:value-type="float">
            <text:p>48.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47157020523" calcext:value-type="float">
            <text:p>47157020523</text:p>
          </table:table-cell>
          <table:table-cell office:value-type="float" office:value="10.3" calcext:value-type="float">
            <text:p>10.3</text:p>
          </table:table-cell>
          <table:table-cell table:formula="of:=100-[.B156]" office:value-type="float" office:value="89.7" calcext:value-type="float">
            <text:p>89.7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47157000600" calcext:value-type="float">
            <text:p>47157000600</text:p>
          </table:table-cell>
          <table:table-cell office:value-type="float" office:value="0" calcext:value-type="float">
            <text:p>0</text:p>
          </table:table-cell>
          <table:table-cell table:formula="of:=100-[.B157]" office:value-type="float" office:value="100" calcext:value-type="float">
            <text:p>100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47157010610" calcext:value-type="float">
            <text:p>47157010610</text:p>
          </table:table-cell>
          <table:table-cell office:value-type="float" office:value="6" calcext:value-type="float">
            <text:p>6</text:p>
          </table:table-cell>
          <table:table-cell table:formula="of:=100-[.B158]" office:value-type="float" office:value="94" calcext:value-type="float">
            <text:p>94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47157010810" calcext:value-type="float">
            <text:p>47157010810</text:p>
          </table:table-cell>
          <table:table-cell office:value-type="float" office:value="7" calcext:value-type="float">
            <text:p>7</text:p>
          </table:table-cell>
          <table:table-cell table:formula="of:=100-[.B159]" office:value-type="float" office:value="93" calcext:value-type="float">
            <text:p>93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47157010000" calcext:value-type="float">
            <text:p>47157010000</text:p>
          </table:table-cell>
          <table:table-cell office:value-type="float" office:value="8.4" calcext:value-type="float">
            <text:p>8.4</text:p>
          </table:table-cell>
          <table:table-cell table:formula="of:=100-[.B160]" office:value-type="float" office:value="91.6" calcext:value-type="float">
            <text:p>91.6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47157020101" calcext:value-type="float">
            <text:p>47157020101</text:p>
          </table:table-cell>
          <table:table-cell office:value-type="float" office:value="30.4" calcext:value-type="float">
            <text:p>30.4</text:p>
          </table:table-cell>
          <table:table-cell table:formula="of:=100-[.B161]" office:value-type="float" office:value="69.6" calcext:value-type="float">
            <text:p>69.6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47157008110" calcext:value-type="float">
            <text:p>47157008110</text:p>
          </table:table-cell>
          <table:table-cell office:value-type="float" office:value="6.7" calcext:value-type="float">
            <text:p>6.7</text:p>
          </table:table-cell>
          <table:table-cell table:formula="of:=100-[.B162]" office:value-type="float" office:value="93.3" calcext:value-type="float">
            <text:p>93.3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47157002400" calcext:value-type="float">
            <text:p>47157002400</text:p>
          </table:table-cell>
          <table:table-cell office:value-type="float" office:value="2.9" calcext:value-type="float">
            <text:p>2.9</text:p>
          </table:table-cell>
          <table:table-cell table:formula="of:=100-[.B163]" office:value-type="float" office:value="97.1" calcext:value-type="float">
            <text:p>97.1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47157021721" calcext:value-type="float">
            <text:p>47157021721</text:p>
          </table:table-cell>
          <table:table-cell office:value-type="float" office:value="4.9" calcext:value-type="float">
            <text:p>4.9</text:p>
          </table:table-cell>
          <table:table-cell table:formula="of:=100-[.B164]" office:value-type="float" office:value="95.1" calcext:value-type="float">
            <text:p>95.1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47157010720" calcext:value-type="float">
            <text:p>47157010720</text:p>
          </table:table-cell>
          <table:table-cell office:value-type="float" office:value="7.5" calcext:value-type="float">
            <text:p>7.5</text:p>
          </table:table-cell>
          <table:table-cell table:formula="of:=100-[.B165]" office:value-type="float" office:value="92.5" calcext:value-type="float">
            <text:p>92.5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47157008800" calcext:value-type="float">
            <text:p>47157008800</text:p>
          </table:table-cell>
          <table:table-cell office:value-type="float" office:value="28.1" calcext:value-type="float">
            <text:p>28.1</text:p>
          </table:table-cell>
          <table:table-cell table:formula="of:=100-[.B166]" office:value-type="float" office:value="71.9" calcext:value-type="float">
            <text:p>71.9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47157009700" calcext:value-type="float">
            <text:p>47157009700</text:p>
          </table:table-cell>
          <table:table-cell office:value-type="float" office:value="28.7" calcext:value-type="float">
            <text:p>28.7</text:p>
          </table:table-cell>
          <table:table-cell table:formula="of:=100-[.B167]" office:value-type="float" office:value="71.3" calcext:value-type="float">
            <text:p>71.3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47157010220" calcext:value-type="float">
            <text:p>47157010220</text:p>
          </table:table-cell>
          <table:table-cell office:value-type="float" office:value="8.6" calcext:value-type="float">
            <text:p>8.6</text:p>
          </table:table-cell>
          <table:table-cell table:formula="of:=100-[.B168]" office:value-type="float" office:value="91.4" calcext:value-type="float">
            <text:p>91.4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47157005500" calcext:value-type="float">
            <text:p>47157005500</text:p>
          </table:table-cell>
          <table:table-cell office:value-type="float" office:value="0" calcext:value-type="float">
            <text:p>0</text:p>
          </table:table-cell>
          <table:table-cell table:formula="of:=100-[.B169]" office:value-type="float" office:value="100" calcext:value-type="float">
            <text:p>100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47157005300" calcext:value-type="float">
            <text:p>47157005300</text:p>
          </table:table-cell>
          <table:table-cell office:value-type="float" office:value="0.3" calcext:value-type="float">
            <text:p>0.3</text:p>
          </table:table-cell>
          <table:table-cell table:formula="of:=100-[.B170]" office:value-type="float" office:value="99.7" calcext:value-type="float">
            <text:p>99.7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47157001400" calcext:value-type="float">
            <text:p>47157001400</text:p>
          </table:table-cell>
          <table:table-cell office:value-type="float" office:value="1.3" calcext:value-type="float">
            <text:p>1.3</text:p>
          </table:table-cell>
          <table:table-cell table:formula="of:=100-[.B171]" office:value-type="float" office:value="98.7" calcext:value-type="float">
            <text:p>98.7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47157003900" calcext:value-type="float">
            <text:p>47157003900</text:p>
          </table:table-cell>
          <table:table-cell office:value-type="float" office:value="15.2" calcext:value-type="float">
            <text:p>15.2</text:p>
          </table:table-cell>
          <table:table-cell table:formula="of:=100-[.B172]" office:value-type="float" office:value="84.8" calcext:value-type="float">
            <text:p>84.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157020542" calcext:value-type="float">
            <text:p>47157020542</text:p>
          </table:table-cell>
          <table:table-cell office:value-type="float" office:value="4.9" calcext:value-type="float">
            <text:p>4.9</text:p>
          </table:table-cell>
          <table:table-cell table:formula="of:=100-[.B173]" office:value-type="float" office:value="95.1" calcext:value-type="float">
            <text:p>95.1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47157002000" calcext:value-type="float">
            <text:p>47157002000</text:p>
          </table:table-cell>
          <table:table-cell office:value-type="float" office:value="6.5" calcext:value-type="float">
            <text:p>6.5</text:p>
          </table:table-cell>
          <table:table-cell table:formula="of:=100-[.B174]" office:value-type="float" office:value="93.5" calcext:value-type="float">
            <text:p>93.5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47157007822" calcext:value-type="float">
            <text:p>47157007822</text:p>
          </table:table-cell>
          <table:table-cell office:value-type="float" office:value="2.6" calcext:value-type="float">
            <text:p>2.6</text:p>
          </table:table-cell>
          <table:table-cell table:formula="of:=100-[.B175]" office:value-type="float" office:value="97.4" calcext:value-type="float">
            <text:p>97.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157006900" calcext:value-type="float">
            <text:p>47157006900</text:p>
          </table:table-cell>
          <table:table-cell office:value-type="float" office:value="0.4" calcext:value-type="float">
            <text:p>0.4</text:p>
          </table:table-cell>
          <table:table-cell table:formula="of:=100-[.B176]" office:value-type="float" office:value="99.6" calcext:value-type="float">
            <text:p>99.6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47157021710" calcext:value-type="float">
            <text:p>47157021710</text:p>
          </table:table-cell>
          <table:table-cell office:value-type="float" office:value="6" calcext:value-type="float">
            <text:p>6</text:p>
          </table:table-cell>
          <table:table-cell table:formula="of:=100-[.B177]" office:value-type="float" office:value="94" calcext:value-type="float">
            <text:p>94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47157000700" calcext:value-type="float">
            <text:p>47157000700</text:p>
          </table:table-cell>
          <table:table-cell office:value-type="float" office:value="7.8" calcext:value-type="float">
            <text:p>7.8</text:p>
          </table:table-cell>
          <table:table-cell table:formula="of:=100-[.B178]" office:value-type="float" office:value="92.2" calcext:value-type="float">
            <text:p>92.2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float" office:value="47157003700" calcext:value-type="float">
            <text:p>47157003700</text:p>
          </table:table-cell>
          <table:table-cell office:value-type="float" office:value="25.7" calcext:value-type="float">
            <text:p>25.7</text:p>
          </table:table-cell>
          <table:table-cell table:formula="of:=100-[.B179]" office:value-type="float" office:value="74.3" calcext:value-type="float">
            <text:p>74.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47157022310" calcext:value-type="float">
            <text:p>47157022310</text:p>
          </table:table-cell>
          <table:table-cell office:value-type="float" office:value="0" calcext:value-type="float">
            <text:p>0</text:p>
          </table:table-cell>
          <table:table-cell table:formula="of:=100-[.B180]" office:value-type="float" office:value="100" calcext:value-type="float">
            <text:p>10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47157010500" calcext:value-type="float">
            <text:p>47157010500</text:p>
          </table:table-cell>
          <table:table-cell office:value-type="float" office:value="17" calcext:value-type="float">
            <text:p>17</text:p>
          </table:table-cell>
          <table:table-cell table:formula="of:=100-[.B181]" office:value-type="float" office:value="83" calcext:value-type="float">
            <text:p>83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47157006500" calcext:value-type="float">
            <text:p>47157006500</text:p>
          </table:table-cell>
          <table:table-cell office:value-type="float" office:value="3" calcext:value-type="float">
            <text:p>3</text:p>
          </table:table-cell>
          <table:table-cell table:formula="of:=100-[.B182]" office:value-type="float" office:value="97" calcext:value-type="float">
            <text:p>97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47157021731" calcext:value-type="float">
            <text:p>47157021731</text:p>
          </table:table-cell>
          <table:table-cell office:value-type="float" office:value="1.3" calcext:value-type="float">
            <text:p>1.3</text:p>
          </table:table-cell>
          <table:table-cell table:formula="of:=100-[.B183]" office:value-type="float" office:value="98.7" calcext:value-type="float">
            <text:p>98.7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47157000900" calcext:value-type="float">
            <text:p>47157000900</text:p>
          </table:table-cell>
          <table:table-cell office:value-type="float" office:value="1.3" calcext:value-type="float">
            <text:p>1.3</text:p>
          </table:table-cell>
          <table:table-cell table:formula="of:=100-[.B184]" office:value-type="float" office:value="98.7" calcext:value-type="float">
            <text:p>98.7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47157020521" calcext:value-type="float">
            <text:p>47157020521</text:p>
          </table:table-cell>
          <table:table-cell office:value-type="float" office:value="6.5" calcext:value-type="float">
            <text:p>6.5</text:p>
          </table:table-cell>
          <table:table-cell table:formula="of:=100-[.B185]" office:value-type="float" office:value="93.5" calcext:value-type="float">
            <text:p>93.5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47157000400" calcext:value-type="float">
            <text:p>47157000400</text:p>
          </table:table-cell>
          <table:table-cell office:value-type="float" office:value="4.2" calcext:value-type="float">
            <text:p>4.2</text:p>
          </table:table-cell>
          <table:table-cell table:formula="of:=100-[.B186]" office:value-type="float" office:value="95.8" calcext:value-type="float">
            <text:p>95.8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float" office:value="47157001100" calcext:value-type="float">
            <text:p>47157001100</text:p>
          </table:table-cell>
          <table:table-cell office:value-type="float" office:value="31.4" calcext:value-type="float">
            <text:p>31.4</text:p>
          </table:table-cell>
          <table:table-cell table:formula="of:=100-[.B187]" office:value-type="float" office:value="68.6" calcext:value-type="float">
            <text:p>68.6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47157011700" calcext:value-type="float">
            <text:p>47157011700</text:p>
          </table:table-cell>
          <table:table-cell office:value-type="float" office:value="4.3" calcext:value-type="float">
            <text:p>4.3</text:p>
          </table:table-cell>
          <table:table-cell table:formula="of:=100-[.B188]" office:value-type="float" office:value="95.7" calcext:value-type="float">
            <text:p>95.7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47157022022" calcext:value-type="float">
            <text:p>47157022022</text:p>
          </table:table-cell>
          <table:table-cell office:value-type="float" office:value="1.4" calcext:value-type="float">
            <text:p>1.4</text:p>
          </table:table-cell>
          <table:table-cell table:formula="of:=100-[.B189]" office:value-type="float" office:value="98.6" calcext:value-type="float">
            <text:p>98.6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47157002100" calcext:value-type="float">
            <text:p>47157002100</text:p>
          </table:table-cell>
          <table:table-cell office:value-type="float" office:value="12.5" calcext:value-type="float">
            <text:p>12.5</text:p>
          </table:table-cell>
          <table:table-cell table:formula="of:=100-[.B190]" office:value-type="float" office:value="87.5" calcext:value-type="float">
            <text:p>87.5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47157000200" calcext:value-type="float">
            <text:p>47157000200</text:p>
          </table:table-cell>
          <table:table-cell office:value-type="float" office:value="0" calcext:value-type="float">
            <text:p>0</text:p>
          </table:table-cell>
          <table:table-cell table:formula="of:=100-[.B191]"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47157011100" calcext:value-type="float">
            <text:p>47157011100</text:p>
          </table:table-cell>
          <table:table-cell office:value-type="float" office:value="0.3" calcext:value-type="float">
            <text:p>0.3</text:p>
          </table:table-cell>
          <table:table-cell table:formula="of:=100-[.B192]" office:value-type="float" office:value="99.7" calcext:value-type="float">
            <text:p>99.7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47157005800" calcext:value-type="float">
            <text:p>47157005800</text:p>
          </table:table-cell>
          <table:table-cell office:value-type="float" office:value="2.4" calcext:value-type="float">
            <text:p>2.4</text:p>
          </table:table-cell>
          <table:table-cell table:formula="of:=100-[.B193]" office:value-type="float" office:value="97.6" calcext:value-type="float">
            <text:p>97.6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47157007821" calcext:value-type="float">
            <text:p>47157007821</text:p>
          </table:table-cell>
          <table:table-cell office:value-type="float" office:value="1.2" calcext:value-type="float">
            <text:p>1.2</text:p>
          </table:table-cell>
          <table:table-cell table:formula="of:=100-[.B194]"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47157011300" calcext:value-type="float">
            <text:p>47157011300</text:p>
          </table:table-cell>
          <table:table-cell office:value-type="float" office:value="20.3" calcext:value-type="float">
            <text:p>20.3</text:p>
          </table:table-cell>
          <table:table-cell table:formula="of:=100-[.B195]" office:value-type="float" office:value="79.7" calcext:value-type="float">
            <text:p>79.7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47157009901" calcext:value-type="float">
            <text:p>47157009901</text:p>
          </table:table-cell>
          <table:table-cell office:value-type="float" office:value="26" calcext:value-type="float">
            <text:p>26</text:p>
          </table:table-cell>
          <table:table-cell table:formula="of:=100-[.B196]" office:value-type="float" office:value="74" calcext:value-type="float">
            <text:p>74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47157009902" calcext:value-type="float">
            <text:p>47157009902</text:p>
          </table:table-cell>
          <table:table-cell office:value-type="float" office:value="12.1" calcext:value-type="float">
            <text:p>12.1</text:p>
          </table:table-cell>
          <table:table-cell table:formula="of:=100-[.B197]" office:value-type="float" office:value="87.9" calcext:value-type="float">
            <text:p>87.9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47157010110" calcext:value-type="float">
            <text:p>47157010110</text:p>
          </table:table-cell>
          <table:table-cell office:value-type="float" office:value="4.9" calcext:value-type="float">
            <text:p>4.9</text:p>
          </table:table-cell>
          <table:table-cell table:formula="of:=100-[.B198]" office:value-type="float" office:value="95.1" calcext:value-type="float">
            <text:p>95.1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47157006700" calcext:value-type="float">
            <text:p>47157006700</text:p>
          </table:table-cell>
          <table:table-cell office:value-type="float" office:value="1.5" calcext:value-type="float">
            <text:p>1.5</text:p>
          </table:table-cell>
          <table:table-cell table:formula="of:=100-[.B199]" office:value-type="float" office:value="98.5" calcext:value-type="float">
            <text:p>98.5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47157008200" calcext:value-type="float">
            <text:p>47157008200</text:p>
          </table:table-cell>
          <table:table-cell office:value-type="float" office:value="4.6" calcext:value-type="float">
            <text:p>4.6</text:p>
          </table:table-cell>
          <table:table-cell table:formula="of:=100-[.B200]" office:value-type="float" office:value="95.4" calcext:value-type="float">
            <text:p>95.4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47157002800" calcext:value-type="float">
            <text:p>47157002800</text:p>
          </table:table-cell>
          <table:table-cell office:value-type="float" office:value="15.9" calcext:value-type="float">
            <text:p>15.9</text:p>
          </table:table-cell>
          <table:table-cell table:formula="of:=100-[.B201]" office:value-type="float" office:value="84.1" calcext:value-type="float">
            <text:p>84.1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47157001300" calcext:value-type="float">
            <text:p>47157001300</text:p>
          </table:table-cell>
          <table:table-cell office:value-type="float" office:value="10.3" calcext:value-type="float">
            <text:p>10.3</text:p>
          </table:table-cell>
          <table:table-cell table:formula="of:=100-[.B202]" office:value-type="float" office:value="89.7" calcext:value-type="float">
            <text:p>89.7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47157011500" calcext:value-type="float">
            <text:p>47157011500</text:p>
          </table:table-cell>
          <table:table-cell office:value-type="float" office:value="3.1" calcext:value-type="float">
            <text:p>3.1</text:p>
          </table:table-cell>
          <table:table-cell table:formula="of:=100-[.B203]" office:value-type="float" office:value="96.9" calcext:value-type="float">
            <text:p>96.9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47157008900" calcext:value-type="float">
            <text:p>47157008900</text:p>
          </table:table-cell>
          <table:table-cell office:value-type="float" office:value="14.6" calcext:value-type="float">
            <text:p>14.6</text:p>
          </table:table-cell>
          <table:table-cell table:formula="of:=100-[.B204]" office:value-type="float" office:value="85.4" calcext:value-type="float">
            <text:p>85.4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47157005900" calcext:value-type="float">
            <text:p>47157005900</text:p>
          </table:table-cell>
          <table:table-cell office:value-type="float" office:value="0.8" calcext:value-type="float">
            <text:p>0.8</text:p>
          </table:table-cell>
          <table:table-cell table:formula="of:=100-[.B205]" office:value-type="float" office:value="99.2" calcext:value-type="float">
            <text:p>99.2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47157009100" calcext:value-type="float">
            <text:p>47157009100</text:p>
          </table:table-cell>
          <table:table-cell office:value-type="float" office:value="38.8" calcext:value-type="float">
            <text:p>38.8</text:p>
          </table:table-cell>
          <table:table-cell table:formula="of:=100-[.B206]" office:value-type="float" office:value="61.2" calcext:value-type="float">
            <text:p>61.2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47157010120" calcext:value-type="float">
            <text:p>47157010120</text:p>
          </table:table-cell>
          <table:table-cell office:value-type="float" office:value="7" calcext:value-type="float">
            <text:p>7</text:p>
          </table:table-cell>
          <table:table-cell table:formula="of:=100-[.B207]" office:value-type="float" office:value="93" calcext:value-type="float">
            <text:p>93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47157010630" calcext:value-type="float">
            <text:p>47157010630</text:p>
          </table:table-cell>
          <table:table-cell office:value-type="float" office:value="2.9" calcext:value-type="float">
            <text:p>2.9</text:p>
          </table:table-cell>
          <table:table-cell table:formula="of:=100-[.B208]" office:value-type="float" office:value="97.1" calcext:value-type="float">
            <text:p>97.1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47157007810" calcext:value-type="float">
            <text:p>47157007810</text:p>
          </table:table-cell>
          <table:table-cell office:value-type="float" office:value="0.6" calcext:value-type="float">
            <text:p>0.6</text:p>
          </table:table-cell>
          <table:table-cell table:formula="of:=100-[.B209]" office:value-type="float" office:value="99.4" calcext:value-type="float">
            <text:p>99.4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47157011200" calcext:value-type="float">
            <text:p>47157011200</text:p>
          </table:table-cell>
          <table:table-cell office:value-type="float" office:value="0.7" calcext:value-type="float">
            <text:p>0.7</text:p>
          </table:table-cell>
          <table:table-cell table:formula="of:=100-[.B210]" office:value-type="float" office:value="99.3" calcext:value-type="float">
            <text:p>99.3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47157003800" calcext:value-type="float">
            <text:p>47157003800</text:p>
          </table:table-cell>
          <table:table-cell office:value-type="float" office:value="25.3" calcext:value-type="float">
            <text:p>25.3</text:p>
          </table:table-cell>
          <table:table-cell table:formula="of:=100-[.B211]" office:value-type="float" office:value="74.7" calcext:value-type="float">
            <text:p>74.7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47157011600" calcext:value-type="float">
            <text:p>47157011600</text:p>
          </table:table-cell>
          <table:table-cell office:value-type="float" office:value="2.3" calcext:value-type="float">
            <text:p>2.3</text:p>
          </table:table-cell>
          <table:table-cell table:formula="of:=100-[.B212]" office:value-type="float" office:value="97.7" calcext:value-type="float">
            <text:p>97.7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47157005000" calcext:value-type="float">
            <text:p>47157005000</text:p>
          </table:table-cell>
          <table:table-cell office:value-type="float" office:value="1.8" calcext:value-type="float">
            <text:p>1.8</text:p>
          </table:table-cell>
          <table:table-cell table:formula="of:=100-[.B213]" office:value-type="float" office:value="98.2" calcext:value-type="float">
            <text:p>98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157010300" calcext:value-type="float">
            <text:p>47157010300</text:p>
          </table:table-cell>
          <table:table-cell office:value-type="float" office:value="2" calcext:value-type="float">
            <text:p>2</text:p>
          </table:table-cell>
          <table:table-cell table:formula="of:=100-[.B214]" office:value-type="float" office:value="98" calcext:value-type="float">
            <text:p>98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47157004500" calcext:value-type="float">
            <text:p>47157004500</text:p>
          </table:table-cell>
          <table:table-cell office:value-type="float" office:value="9" calcext:value-type="float">
            <text:p>9</text:p>
          </table:table-cell>
          <table:table-cell table:formula="of:=100-[.B215]"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7157000800" calcext:value-type="float">
            <text:p>47157000800</text:p>
          </table:table-cell>
          <table:table-cell office:value-type="float" office:value="1.8" calcext:value-type="float">
            <text:p>1.8</text:p>
          </table:table-cell>
          <table:table-cell table:formula="of:=100-[.B216]" office:value-type="float" office:value="98.2" calcext:value-type="float">
            <text:p>98.2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47157011400" calcext:value-type="float">
            <text:p>47157011400</text:p>
          </table:table-cell>
          <table:table-cell office:value-type="float" office:value="14.7" calcext:value-type="float">
            <text:p>14.7</text:p>
          </table:table-cell>
          <table:table-cell table:formula="of:=100-[.B217]" office:value-type="float" office:value="85.3" calcext:value-type="float">
            <text:p>85.3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47157980100" calcext:value-type="float">
            <text:p>47157980100</text:p>
          </table:table-cell>
          <table:table-cell office:value-type="float" office:value="90.8" calcext:value-type="float">
            <text:p>90.8</text:p>
          </table:table-cell>
          <table:table-cell table:formula="of:=100-[.B218]" office:value-type="float" office:value="9.2" calcext:value-type="float">
            <text:p>9.2</text:p>
          </table:table-cell>
          <table:table-cell office:value-type="float" office:value="78.9" calcext:value-type="float">
            <text:p>78.9</text:p>
          </table:table-cell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4:14:25.333516792</meta:creation-date>
    <dc:date>2020-09-21T14:22:12.978512711</dc:date>
    <meta:editing-duration>PT7M48S</meta:editing-duration>
    <meta:editing-cycles>1</meta:editing-cycles>
    <meta:document-statistic meta:table-count="1" meta:cell-count="872" meta:object-count="1"/>
    <meta:generator>LibreOffice/7.0.1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08cm" svg:height="12.618cm" xlink:href=".." xlink:type="simple" chart:class="chart:scatter" chart:style-name="ch1">
        <chart:plot-area chart:style-name="ch2" table:cell-range-address="Sheet1.C1:Sheet1.D218" chart:data-source-has-labels="row" svg:x="0.454cm" svg:y="0.252cm" svg:width="21.8cm" svg:height="12.114cm">
          <chart:coordinate-region svg:x="1.075cm" svg:y="0.451cm" svg:width="20.899cm" svg:height="11.26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8" chart:label-cell-address="Sheet1.D1:Sheet1.D1" chart:class="chart:scatter">
            <chart:domain table:cell-range-address="Sheet1.C2:Sheet1.C218"/>
            <chart:regression-curve chart:style-name="ch7">
              <chart:equation chart:display-equation="true" chart:display-r-square="false" svg:x="2.195cm" svg:y="3.725cm"/>
            </chart:regression-curve>
            <chart:data-point chart:repeated="19"/>
            <chart:data-point chart:style-name="ch8"/>
            <chart:data-point chart:repeated="1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rcent Below Povert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8">
                <text:p>10.8</text:p>
                <draw:g>
                  <svg:desc>Sheet1.C2:Sheet1.C218</svg:desc>
                </draw:g>
              </table:table-cell>
              <table:table-cell office:value-type="float" office:value="0.8">
                <text:p>0.8</text:p>
                <draw:g>
                  <svg:desc>Sheet1.D2:Sheet1.D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8">
                <text:p>2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">
                <text:p>47.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7">
                <text:p>31.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">
                <text:p>6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4">
                <text:p>12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9">
                <text:p>1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">
                <text:p>19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4">
                <text:p>13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7">
                <text:p>40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1">
                <text:p>49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2">
                <text:p>58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2">
                <text:p>20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4">
                <text:p>42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5">
                <text:p>27.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5">
                <text:p>27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5">
                <text:p>91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">
                <text:p>8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8">
                <text:p>14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">
                <text:p>6.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3">
                <text:p>25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5">
                <text:p>29.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4">
                <text:p>42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">
                <text:p>16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8">
                <text:p>6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4">
                <text:p>15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.3">
                <text:p>52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7">
                <text:p>50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.1">
                <text:p>39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6">
                <text:p>14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5">
                <text:p>38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7">
                <text:p>7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7">
                <text:p>61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4">
                <text:p>15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2">
                <text:p>42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">
                <text:p>12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.8">
                <text:p>46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7">
                <text:p>20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8">
                <text:p>30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9">
                <text:p>5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7">
                <text:p>11.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1">
                <text:p>89.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3">
                <text:p>24.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.4">
                <text:p>59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.9">
                <text:p>5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8">
                <text:p>62.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3">
                <text:p>26.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9">
                <text:p>65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4">
                <text:p>60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">
                <text:p>9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.7">
                <text:p>27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.3">
                <text:p>33.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2">
                <text:p>12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1">
                <text:p>94.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3">
                <text:p>34.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3">
                <text:p>96.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6">
                <text:p>17.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7">
                <text:p>38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1">
                <text:p>23.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">
                <text:p>6.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.8">
                <text:p>23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1">
                <text:p>77.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7">
                <text:p>19.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9">
                <text:p>1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.6">
                <text:p>50.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1">
                <text:p>40.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.3">
                <text:p>93.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">
                <text:p>9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.5">
                <text:p>92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.5">
                <text:p>31.5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.4">
                <text:p>70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.5">
                <text:p>96.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4">
                <text:p>65.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8">
                <text:p>34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.2">
                <text:p>62.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9">
                <text:p>26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9">
                <text:p>37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.1">
                <text:p>94.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8">
                <text:p>90.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.9">
                <text:p>91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.5">
                <text:p>56.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.8">
                <text:p>95.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.7">
                <text:p>94.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6">
                <text:p>97.6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">
                <text:p>30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.6">
                <text:p>98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.9">
                <text:p>95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.2">
                <text:p>63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.1">
                <text:p>74.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.4">
                <text:p>94.4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2.4">
                <text:p>82.4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9">
                <text:p>98.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">
                <text:p>99.3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.5">
                <text:p>95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1">
                <text:p>76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4">
                <text:p>99.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.7">
                <text:p>44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.2">
                <text:p>86.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6">
                <text:p>54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6">
                <text:p>46.6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.7">
                <text:p>95.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">
                <text:p>8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.1">
                <text:p>90.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4">
                <text:p>44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.2">
                <text:p>97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5">
                <text:p>44.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.3">
                <text:p>74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.7">
                <text:p>86.7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.3">
                <text:p>76.3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8.7">
                <text:p>98.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.4">
                <text:p>97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6">
                <text:p>96.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4">
                <text:p>36.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.8">
                <text:p>90.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3">
                <text:p>99.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1">
                <text:p>47.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7">
                <text:p>99.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.9">
                <text:p>87.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">
                <text:p>6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.7">
                <text:p>93.7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.7">
                <text:p>95.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5">
                <text:p>59.5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.1">
                <text:p>60.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.5">
                <text:p>98.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.6">
                <text:p>97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5">
                <text:p>96.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1">
                <text:p>40.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.1">
                <text:p>69.1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.2">
                <text:p>98.2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4.6">
                <text:p>94.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.2">
                <text:p>96.2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.6">
                <text:p>99.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.2">
                <text:p>90.2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8">
                <text:p>99.8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7">
                <text:p>99.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.2">
                <text:p>88.2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8.7">
                <text:p>98.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">
                <text:p>9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4">
                <text:p>25.4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.2">
                <text:p>99.2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8.7">
                <text:p>98.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.2">
                <text:p>95.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8.2">
                <text:p>98.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.2">
                <text:p>48.2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.7">
                <text:p>89.7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">
                <text:p>94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">
                <text:p>9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.6">
                <text:p>91.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.6">
                <text:p>69.6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.3">
                <text:p>93.3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.1">
                <text:p>97.1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.1">
                <text:p>95.1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5">
                <text:p>92.5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.9">
                <text:p>71.9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.3">
                <text:p>71.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.4">
                <text:p>91.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.7">
                <text:p>99.7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8.7">
                <text:p>98.7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.8">
                <text:p>84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.1">
                <text:p>95.1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.5">
                <text:p>93.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.4">
                <text:p>97.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6">
                <text:p>99.6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">
                <text:p>94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2.2">
                <text:p>92.2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.3">
                <text:p>74.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">
                <text:p>10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">
                <text:p>83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.7">
                <text:p>98.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8.7">
                <text:p>98.7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.5">
                <text:p>93.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8">
                <text:p>95.8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8.6">
                <text:p>68.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.7">
                <text:p>95.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.6">
                <text:p>98.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.5">
                <text:p>87.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7">
                <text:p>99.7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.6">
                <text:p>97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8.8">
                <text:p>98.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9.7">
                <text:p>79.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">
                <text:p>74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.9">
                <text:p>87.9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.1">
                <text:p>95.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5">
                <text:p>98.5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4">
                <text:p>95.4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.1">
                <text:p>84.1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.7">
                <text:p>89.7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6.9">
                <text:p>96.9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.4">
                <text:p>85.4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9.2">
                <text:p>99.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.2">
                <text:p>61.2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">
                <text:p>93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.1">
                <text:p>97.1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4">
                <text:p>99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.3">
                <text:p>99.3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.7">
                <text:p>74.7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.7">
                <text:p>97.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.2">
                <text:p>98.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">
                <text:p>9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1">
                <text:p>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.2">
                <text:p>98.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.3">
                <text:p>85.3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2">
                <text:p>9.2</text:p>
              </table:table-cell>
              <table:table-cell office:value-type="float" office:value="78.9">
                <text:p>7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